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967c7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9967c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fo:font-style="normal" officeooo:rsid="0496740d" style:font-style-asian="normal" style:font-style-complex="normal"/>
    </style:style>
    <style:style style:name="T50" style:family="text">
      <style:text-properties fo:font-style="normal" officeooo:rsid="0497caca" style:font-style-asian="normal" style:font-style-complex="normal"/>
    </style:style>
    <style:style style:name="T51" style:family="text">
      <style:text-properties fo:font-style="normal" officeooo:rsid="049967c7" style:font-style-asian="normal" style:font-style-complex="normal"/>
    </style:style>
    <style:style style:name="T52" style:family="text">
      <style:text-properties officeooo:rsid="000a14f6"/>
    </style:style>
    <style:style style:name="T53" style:family="text">
      <style:text-properties officeooo:rsid="005714b7"/>
    </style:style>
    <style:style style:name="T54" style:family="text">
      <style:text-properties officeooo:rsid="00880dbe"/>
    </style:style>
    <style:style style:name="T55" style:family="text">
      <style:text-properties officeooo:rsid="007c6d62"/>
    </style:style>
    <style:style style:name="T56" style:family="text">
      <style:text-properties officeooo:rsid="01e21ff5"/>
    </style:style>
    <style:style style:name="T57" style:family="text">
      <style:text-properties officeooo:rsid="0233449b"/>
    </style:style>
    <style:style style:name="T58" style:family="text">
      <style:text-properties officeooo:rsid="02317916"/>
    </style:style>
    <style:style style:name="T59" style:family="text">
      <style:text-properties officeooo:rsid="034a2232"/>
    </style:style>
    <style:style style:name="T60" style:family="text">
      <style:text-properties officeooo:rsid="0387836c"/>
    </style:style>
    <style:style style:name="T61" style:family="text">
      <style:text-properties officeooo:rsid="03b4652d"/>
    </style:style>
    <style:style style:name="T62" style:family="text">
      <style:text-properties officeooo:rsid="03b75219"/>
    </style:style>
    <style:style style:name="T63" style:family="text">
      <style:text-properties officeooo:rsid="047091ad"/>
    </style:style>
    <style:style style:name="T64" style:family="text">
      <style:text-properties officeooo:rsid="0471ec6f"/>
    </style:style>
    <style:style style:name="T65" style:family="text">
      <style:text-properties officeooo:rsid="0473a949"/>
    </style:style>
    <style:style style:name="T66" style:family="text">
      <style:text-properties style:font-name="EB Garamond 12 All SC" fo:font-style="normal" officeooo:rsid="047a1211" style:font-style-asian="normal" style:font-style-complex="normal"/>
    </style:style>
    <style:style style:name="T67" style:family="text">
      <style:text-properties style:font-name="EB Garamond 12 All SC" fo:font-style="normal" officeooo:rsid="049967c7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61">Esser-</text:span>Skala, 201<text:span text:style-name="T63">9</text:span></text:p>
      <text:p text:style-name="P19"/>
      <text:p text:style-name="P19"/>
      <text:p text:style-name="P14">© 201<text:span text:style-name="T63">9</text:span> by Wolfgang <text:span text:style-name="T61">Esser-</text:span>Skala. This edition is licensed under the<text:span text:style-name="T59"><text:line-break/></text:span>Creative Commons Attribution<text:span text:style-name="T54">-NonCommercial-ShareAlike</text:span> 4.0 International License.<text:span text:style-name="T59"><text:line-break/></text:span>To view a copy of this license, visit http://creativecommons.org/licenses/by<text:span text:style-name="T55">-nc-sa</text:span>/4.0/.</text:p>
      <text:p text:style-name="P13"/>
      <text:p text:style-name="P15">Music engraving by LilyPond 2.18.0 (http://www.lilypond.org).<text:span text:style-name="T53"><text:line-break/>Front matter</text:span> typeset with EB Garamond (http://www.georgduffner.at/ebgaramond).</text:p>
      <text:p text:style-name="P19"/>
      <text:p text:style-name="P12">First <text:span text:style-name="T56">version</text:span>, <text:span text:style-name="T63">Jul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8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65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8">id426418212</text:span> (siglum<text:span text:style-name="T65"> </text:span>Mus.2973-D-<text:span text:style-name="T64">16</text:span>).<text:span text:style-name="T65"><text:line-break/></text:span><text:tab/>http://digital.slub-dresden.de/<text:span text:style-name="T8">id42603967X</text:span> (siglum Mus.2973-D-<text:span text:style-name="T64">19</text:span>)</text:p>
      <text:p text:style-name="P3"/>
      <text:p text:style-name="P4">In general, this edition closely follows the <text:span text:style-name="T60">manuscript</text:span>. Any changes <text:span text:style-name="T52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1">k y r i e</text:p>
      <text:p text:style-name="P6"/>
      <text:p text:style-name="P10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66">g l o r i a</text:span></text:p>
      <text:p text:style-name="P7"/>
      <text:p text:style-name="P27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49"><text:line-break/>655<text:tab/>S<text:tab/>3rd quarter in Ms: c″4</text:span><text:span text:style-name="T50"><text:line-break/><text:line-break/>702–709<text:tab/>org<text:tab/>In M</text:span><text:span text:style-name="T51">s</text:span><text:span text:style-name="T50"> one octave lower</text:span><text:span text:style-name="T51"><text:line-break/><text:line-break/><text:line-break/><text:line-break/></text:span><text:span text:style-name="T67">c r e d o</text:span></text:p>
      <text:p text:style-name="P28"/>
      <text:p text:style-name="P27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/text:span><text:span text:style-name="T13"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58">wolfgang</text:span> (at) <text:span text:style-name="T57">esser-skala</text:span>.at<text:span text:style-name="T58"> or create an issue or pull request on the edition’s GitHub page (https://github.com/skafdasschaf/ galuppi-missa-BurG-I-7)</text:span>. Your help will be greatly appreciated.</text:p>
      <text:p text:style-name="P11"/>
      <text:p text:style-name="P11"/>
      <text:p text:style-name="P11"><text:span text:style-name="T9">Salzburg, </text:span><text:span text:style-name="T14">July</text:span><text:span text:style-name="T9"> 201</text:span><text:span text:style-name="T14">9</text:span><text:line-break/>Wolfgang <text:span text:style-name="T61">Esser-</text:span>Skala</text:p>
      <text:p text:style-name="P25"/>
      <text:p text:style-name="P23"><text:span text:style-name="T59"><text:line-break/></text:span>C O N T E N T S</text:p>
      <text:p text:style-name="P17"/>
      <text:p text:style-name="P16"/>
      <text:p text:style-name="P18"><text:span text:style-name="T3">Kyrie</text:span><text:span text:style-name="T62"><text:line-break/><text:tab/>1.1<text:tab/>Kyrie<text:tab/>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08T22:47:56.425063165</dc:date>
    <dc:creator>Wolfgang Skala</dc:creator>
    <meta:editing-duration>P12DT7H24M44S</meta:editing-duration>
    <meta:editing-cycles>1098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580" meta:character-count="3116" meta:non-whitespace-character-count="2529"/>
  </office:meta>
</office:document-meta>
</file>